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1cb" officeooo:paragraph-rsid="001bc1cb"/>
    </style:style>
    <style:style style:name="P2" style:family="paragraph" style:parent-style-name="Standard">
      <style:text-properties fo:font-size="14pt" officeooo:rsid="001bc1cb" officeooo:paragraph-rsid="001bc1cb" style:font-size-asian="14pt" style:font-size-complex="14pt"/>
    </style:style>
    <style:style style:name="P3" style:family="paragraph" style:parent-style-name="Standard">
      <style:text-properties fo:color="#ff3333" fo:font-size="14pt" officeooo:rsid="001bc1cb" officeooo:paragraph-rsid="001bc1cb" style:font-size-asian="14pt" style:font-size-complex="14pt"/>
    </style:style>
    <style:style style:name="P4" style:family="paragraph" style:parent-style-name="Standard">
      <style:text-properties fo:color="#6666ff" fo:font-size="14pt" officeooo:rsid="001bc1cb" officeooo:paragraph-rsid="001bc1cb" style:font-size-asian="14pt" style:font-size-complex="14pt"/>
    </style:style>
    <style:style style:name="T1" style:family="text">
      <style:text-properties fo:color="#ff3333"/>
    </style:style>
    <style:style style:name="T2" style:family="text">
      <style:text-properties fo:color="#666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1.<text:span text:style-name="T1">Пересчитать графики масштабирования для МВС-100К и Ломоносов в скорость обмена, аппроксимировать их гауссоидой и дисперсию объявить коммуникационным размером.</text:span></text:p>
      <text:p text:style-name="P3"><text:s text:c="3"/>а) МВС</text:p>
      <text:p text:style-name="P3"><text:s text:c="3"/>б) Ломоносов</text:p>
      <text:p text:style-name="P2"/>
      <text:p text:style-name="P2">1.5 Поправить или убрать раздел четвертой главы про достижении большой масштабируемости.</text:p>
      <text:p text:style-name="P2"/>
      <text:p text:style-name="P2">1.6 Попрпавить раздел (4-й) про формулы.</text:p>
      <text:p text:style-name="P2"/>
      <text:p text:style-name="P2">2. <text:span text:style-name="T2">Написать заклюсение четвертой главы с размерами всех упомянутых машин.</text:span></text:p>
      <text:p text:style-name="P4"/>
      <text:p text:style-name="P4">3. Написать заключение третьей главы с оценкой всех упомянутых машин, с флопсами на процессор и с экстраполяцией флопсов на весь раздел машины</text:p>
      <text:p text:style-name="P4"/>
      <text:p text:style-name="P4"><text:s text:c="2"/></text:p>
      <text:p text:style-name="P4"/>
      <text:p text:style-name="P4">6. Навписать заключение пятой главы</text:p>
      <text:p text:style-name="P2"/>
      <text:p text:style-name="P2">7. Написать заключение 1-й главы</text:p>
      <text:p text:style-name="P2"/>
      <text:p text:style-name="P2">8. Поравить автореферат в соотв. с новой реальностью.</text:p>
      <text:p text:style-name="P2"/>
      <text:p text:style-name="P2">9. Список обозначений и сокращений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5:04:22.852760725</meta:creation-date>
    <meta:print-date>2018-10-01T15:05:39.390149619</meta:print-date>
    <dc:date>2018-10-01T15:22:25.671516325</dc:date>
    <meta:editing-duration>PT7M52S</meta:editing-duration>
    <meta:editing-cycles>1</meta:editing-cycles>
    <meta:document-statistic meta:table-count="0" meta:image-count="0" meta:object-count="0" meta:page-count="1" meta:paragraph-count="12" meta:word-count="94" meta:character-count="684" meta:non-whitespace-character-count="592"/>
    <meta:generator>LibreOffice/5.1.6.2$Linux_X86_64 LibreOffice_project/10m0$Build-2</meta:generator>
  </office:meta>
</office:document-meta>
</file>